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f3715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7" office:value-type="float" office:value="3047.27124" calcext:value-type="float">
            <text:p>3047.27124</text:p>
          </table:table-cell>
          <table:table-cell table:style-name="ce7" office:value-type="float" office:value="620048.0625" calcext:value-type="float">
            <text:p>620048.0625</text:p>
          </table:table-cell>
          <table:table-cell table:style-name="ce3" office:value-type="string" calcext:value-type="string">
            <text:p>xx</text:p>
          </table:table-cell>
          <table:table-cell table:style-name="ce4" table:formula="of:=[.C4]*[.$B$5]" office:value-type="float" office:value="0.0000813905968541218" calcext:value-type="float">
            <text:p>0.00008139059685412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ertia scale</text:p>
          </table:table-cell>
          <table:table-cell table:style-name="ce2" table:formula="of:=([.B2]*[.B3])/[.B4]" office:value-type="float" office:value="0.000000000131264980533863" calcext:value-type="float">
            <text:p>1.31264980533863E-10</text:p>
          </table:table-cell>
          <table:table-cell table:style-name="ce7" office:value-type="float" office:value="97737.210938" calcext:value-type="float">
            <text:p>97737.210938</text:p>
          </table:table-cell>
          <table:table-cell table:style-name="ce3" office:value-type="string" calcext:value-type="string">
            <text:p>yy</text:p>
          </table:table-cell>
          <table:table-cell table:style-name="ce4" table:formula="of:=[.C5]*[.$B$5]" office:value-type="float" office:value="0.0000128294730912106" calcext:value-type="float">
            <text:p>0.00001282947309121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682598.4375" calcext:value-type="float">
            <text:p>682598.4375</text:p>
          </table:table-cell>
          <table:table-cell table:style-name="ce3" office:value-type="string" calcext:value-type="string">
            <text:p>zz</text:p>
          </table:table-cell>
          <table:table-cell table:style-name="ce4" table:formula="of:=[.C6]*[.$B$5]" office:value-type="float" office:value="0.0000896012706108827" calcext:value-type="float">
            <text:p>0.000089601270610882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5832.091309" calcext:value-type="float">
            <text:p>-5832.091309</text:p>
          </table:table-cell>
          <table:table-cell table:style-name="ce3" office:value-type="string" calcext:value-type="string">
            <text:p>xy</text:p>
          </table:table-cell>
          <table:table-cell table:style-name="ce4" table:formula="of:=[.C7]*[.$B$5]" office:value-type="float" office:value="-0.000000765549352147596" calcext:value-type="float">
            <text:p>-0.00000076554935214759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0.249286" calcext:value-type="float">
            <text:p>0.249286</text:p>
          </table:table-cell>
          <table:table-cell table:style-name="ce3" office:value-type="string" calcext:value-type="string">
            <text:p>xz</text:p>
          </table:table-cell>
          <table:table-cell table:style-name="ce4" table:formula="of:=[.C8]*[.$B$5]" office:value-type="float" office:value="0.0000000000327225219373645" calcext:value-type="float">
            <text:p>0.000000000032722521937364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25.869419" calcext:value-type="float">
            <text:p>25.869419</text:p>
          </table:table-cell>
          <table:table-cell table:style-name="ce3" office:value-type="string" calcext:value-type="string">
            <text:p>yz</text:p>
          </table:table-cell>
          <table:table-cell table:style-name="ce4" table:formula="of:=[.C9]*[.$B$5]" office:value-type="float" office:value="0.00000000339574878145734" calcext:value-type="float">
            <text:p>0.0000000033957487814573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0.175176 11.506603 3.000504</text:p>
          </table:table-cell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style-name="ce7" office:value-type="string" calcext:value-type="string">
            <text:p>-0.336880 67.010719 22.29114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5:43:36.643143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49:34.631312010</meta:creation-date>
    <dc:date>2020-12-17T15:52:39.940715214</dc:date>
    <meta:editing-duration>PT7H2M2S</meta:editing-duration>
    <meta:editing-cycles>10</meta:editing-cycles>
    <meta:generator>LibreOffice/6.0.7.3$Linux_X86_64 LibreOffice_project/00m0$Build-3</meta:generator>
    <meta:document-statistic meta:table-count="1" meta:cell-count="28" meta:object-count="0"/>
    <meta:user-defined meta:name="qrichtext">1</meta:user-defined>
  </office:meta>
</office:document-meta>
</file>